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3">
      <style:graphic-properties draw:stroke="solid" svg:stroke-width="0cm" svg:stroke-color="#add58a" draw:marker-start="" draw:marker-start-width="0.199cm" draw:marker-start-center="false" draw:marker-end="" draw:marker-end-width="0.199cm" draw:marker-end-center="false" draw:fill="solid" draw:fill-color="#add58a" draw:textarea-horizontal-align="justify" draw:textarea-vertical-align="middle" draw:auto-grow-height="false" fo:min-height="1.51cm" fo:min-width="2.9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14">
      <style:graphic-properties draw:stroke="solid" svg:stroke-width="0cm" svg:stroke-color="#f37b70" draw:marker-start="" draw:marker-start-width="0.199cm" draw:marker-start-center="false" draw:marker-end="" draw:marker-end-width="0.199cm" draw:marker-end-center="false" draw:fill="solid" draw:fill-color="#f37b70" draw:textarea-horizontal-align="justify" draw:textarea-vertical-align="middle" draw:auto-grow-height="false" fo:min-height="1.51cm" fo:min-width="2.9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15">
      <style:graphic-properties draw:stroke="solid" svg:stroke-width="0cm" svg:stroke-color="#59c5c7" draw:marker-start="" draw:marker-start-width="0.199cm" draw:marker-start-center="false" draw:marker-end="" draw:marker-end-width="0.199cm" draw:marker-end-center="false" draw:fill="solid" draw:fill-color="#59c5c7" draw:textarea-horizontal-align="justify" draw:textarea-vertical-align="middle" draw:auto-grow-height="false" fo:min-height="1.512cm" fo:min-width="2.9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16">
      <style:graphic-properties draw:stroke="solid" svg:stroke-width="0cm" svg:stroke-color="#000000" draw:marker-start="" draw:marker-start-width="0.199cm" draw:marker-start-center="false" draw:marker-end="Arrow" draw:marker-end-width="0.176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7">
      <style:graphic-properties draw:stroke="solid" svg:stroke-width="0cm" svg:stroke-color="#000000" draw:marker-start="" draw:marker-start-width="0.199cm" draw:marker-start-center="false" draw:marker-end="Arrow" draw:marker-end-width="0.176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8">
      <style:graphic-properties draw:stroke="solid" svg:stroke-width="0cm" svg:stroke-color="#000000" draw:marker-start="" draw:marker-start-width="0.199cm" draw:marker-start-center="false" draw:marker-end="Arrow" draw:marker-end-width="0.176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2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1.376cm" fo:min-width="4.5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3">
      <style:graphic-properties draw:stroke="solid" svg:stroke-width="0cm" svg:stroke-color="#000000" draw:marker-start="" draw:marker-start-width="0.199cm" draw:marker-start-center="false" draw:marker-end="Arrow" draw:marker-end-width="0.176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24">
      <style:graphic-properties draw:stroke="solid" svg:stroke-width="0cm" svg:stroke-color="#000000" draw:marker-start="" draw:marker-start-width="0.199cm" draw:marker-start-center="false" draw:marker-end="Arrow" draw:marker-end-width="0.176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2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5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2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27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1.374cm" fo:min-width="3.0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28">
      <style:graphic-properties draw:stroke="solid" svg:stroke-width="0cm" svg:stroke-color="#000000" draw:marker-start="" draw:marker-start-width="0.199cm" draw:marker-start-center="false" draw:marker-end="Arrow" draw:marker-end-width="0.176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29">
      <style:graphic-properties draw:stroke="solid" svg:stroke-width="0cm" svg:stroke-color="#000000" draw:marker-start="" draw:marker-start-width="0.199cm" draw:marker-start-center="false" draw:marker-end="Arrow" draw:marker-end-width="0.176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3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3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69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name="Forme1" draw:style-name="gr2" draw:text-style-name="P2" svg:width="4.904cm" svg:height="2.488cm" svg:x="0.589cm" svg:y="5.009cm"><text:p text:style-name="P1"><text:span text:style-name="T1">Modèl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3" draw:text-style-name="P2" svg:width="4.904cm" svg:height="2.488cm" svg:x="12.64cm" svg:y="8.01cm"><text:p text:style-name="P1"><text:span text:style-name="T1">V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4" draw:text-style-name="P2" svg:width="4.906cm" svg:height="2.49cm" svg:x="4.247cm" svg:y="14.365cm"><text:p text:style-name="P1"><text:span text:style-name="T1">Contrôleu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2" draw:style-name="gr5" draw:text-style-name="P3" svg:x1="14.848cm" svg:y1="10.705cm" svg:x2="9.461cm" svg:y2="14.986cm"><text:p/></draw:line><draw:line draw:name="Forme3" draw:style-name="gr6" draw:text-style-name="P3" svg:x1="5.697cm" svg:y1="6.597cm" svg:x2="12.637cm" svg:y2="8.393cm"><text:p/></draw:line><draw:line draw:name="Forme4" draw:style-name="gr7" draw:text-style-name="P3" svg:x1="4.523cm" svg:y1="14.363cm" svg:x2="2.348cm" svg:y2="7.7cm"><text:p/></draw:line><draw:frame draw:name="Forme5" draw:style-name="gr8" draw:text-style-name="P5" svg:width="4.149cm" svg:height="1.968cm" draw:transform="rotate (0.701622359301721) translate (11.2359722222222cm 13.7936111111111cm)"><draw:text-box><text:p text:style-name="P4"><text:span text:style-name="T2">Demande tri</text:span></text:p></draw:text-box></draw:frame><draw:frame draw:name="Forme5" draw:style-name="gr9" draw:text-style-name="P5" svg:width="4.504cm" svg:height="1.966cm" draw:transform="rotate (-1.26658543817228) translate (2.80458333333333cm 9.001125cm)"><draw:text-box><text:p text:style-name="P6"><text:span text:style-name="T2">Envoi set trié</text:span></text:p></draw:text-box></draw:frame><draw:frame draw:name="Forme5" draw:style-name="gr10" draw:text-style-name="P5" svg:width="8.309cm" svg:height="1.966cm" draw:transform="rotate (-0.266860842629933) translate (5.76968055555556cm 5.48745833333333cm)"><draw:text-box><text:p text:style-name="P4"><text:span text:style-name="T2">Demande affichage set trié</text:span></text:p></draw:text-box></draw:frame><draw:custom-shape draw:name="Forme6" draw:style-name="gr11" draw:text-style-name="P7" svg:width="5.217cm" svg:height="1.8cm" svg:x="2.66cm" svg:y="0cm"><text:p text:style-name="P1"><text:span text:style-name="T3">Récuprat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7" draw:style-name="gr12" draw:text-style-name="P3" svg:x1="5.801cm" svg:y1="2.21cm" svg:x2="4.696cm" svg:y2="5.007cm"><text:p/></draw:line><draw:line draw:name="Forme8" draw:style-name="gr13" draw:text-style-name="P3" svg:x1="2.66cm" svg:y1="4.629cm" svg:x2="3.557cm" svg:y2="2.004cm"><text:p/></draw:line><draw:frame draw:name="Forme9" draw:style-name="gr14" draw:text-style-name="P8" svg:width="3.317cm" svg:height="1.779cm" svg:x="0cm" svg:y="2.658cm"><draw:text-box><text:p text:style-name="P6"><text:span text:style-name="T4">répertoire</text:span></text:p></draw:text-box></draw:frame><draw:frame draw:name="Forme9" draw:style-name="gr15" draw:text-style-name="P8" svg:width="2.869cm" svg:height="2.502cm" svg:x="5.801cm" svg:y="2.766cm"><draw:text-box><text:p text:style-name="P6"><text:span text:style-name="T4">Images classées</text:span></text:p></draw:text-box></draw:frame><draw:custom-shape draw:name="Forme6" draw:style-name="gr16" draw:text-style-name="P7" svg:width="3.73cm" svg:height="1.798cm" svg:x="10.567cm" svg:y="18.785cm"><text:p text:style-name="P1"><text:span text:style-name="T3">Tri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10" draw:style-name="gr17" draw:text-style-name="P3" svg:x1="9.496cm" svg:y1="16.298cm" svg:x2="11.292cm" svg:y2="18.404cm"><text:p/></draw:line><draw:line draw:name="Forme11" draw:style-name="gr18" draw:text-style-name="P3" svg:x1="10.36cm" svg:y1="19.648cm" svg:x2="8.15cm" svg:y2="16.851cm"><text:p/></draw:line><draw:frame draw:name="Forme9" draw:style-name="gr19" draw:text-style-name="P8" svg:width="2.867cm" svg:height="1.052cm" svg:x="7.149cm" svg:y="18.247cm"><draw:text-box><text:p text:style-name="P6"><text:span text:style-name="T4">Set trié</text:span></text:p></draw:text-box></draw:frame><draw:frame draw:name="Forme9" draw:style-name="gr20" draw:text-style-name="P8" svg:width="3.599cm" svg:height="2.943cm" svg:x="10.649cm" svg:y="16.194cm"><draw:text-box><text:p text:style-name="P6"><text:span text:style-name="T4">Images demandées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8-05-04T14:48:15.767779612</meta:creation-date>
    <dc:date>2018-05-04T14:52:08.665623570</dc:date>
    <dc:creator>dsiun </dc:creator>
    <meta:editing-duration>PT2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